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321cm" fo:margin-left="-0.764cm" fo:margin-right="-0.857cm" table:align="margins" style:writing-mode="lr-tb"/>
    </style:style>
    <style:style style:name="Tabela1.A" style:family="table-column">
      <style:table-column-properties style:column-width="10.559cm" style:rel-column-width="25327*"/>
    </style:style>
    <style:style style:name="Tabela1.B" style:family="table-column">
      <style:table-column-properties style:column-width="1.014cm" style:rel-column-width="2432*"/>
    </style:style>
    <style:style style:name="Tabela1.D" style:family="table-column">
      <style:table-column-properties style:column-width="1.111cm" style:rel-column-width="2665*"/>
    </style:style>
    <style:style style:name="Tabela1.E" style:family="table-column">
      <style:table-column-properties style:column-width="0.94cm" style:rel-column-width="2255*"/>
    </style:style>
    <style:style style:name="Tabela1.G" style:family="table-column">
      <style:table-column-properties style:column-width="0.84cm" style:rel-column-width="2013*"/>
    </style:style>
    <style:style style:name="Tabela1.I" style:family="table-column">
      <style:table-column-properties style:column-width="0.99cm" style:rel-column-width="2373*"/>
    </style:style>
    <style:style style:name="Tabela1.J" style:family="table-column">
      <style:table-column-properties style:column-width="0.915cm" style:rel-column-width="2195*"/>
    </style:style>
    <style:style style:name="Tabela1.K" style:family="table-column">
      <style:table-column-properties style:column-width="0.938cm" style:rel-column-width="2250*"/>
    </style:style>
    <style:style style:name="Tabela1.L" style:family="table-column">
      <style:table-column-properties style:column-width="0.891cm" style:rel-column-width="2136*"/>
    </style:style>
    <style:style style:name="Tabela1.M" style:family="table-column">
      <style:table-column-properties style:column-width="0.965cm" style:rel-column-width="2314*"/>
    </style:style>
    <style:style style:name="Tabela1.N" style:family="table-column">
      <style:table-column-properties style:column-width="0.889cm" style:rel-column-width="2132*"/>
    </style:style>
    <style:style style:name="Tabela1.O" style:family="table-column">
      <style:table-column-properties style:column-width="0.817cm" style:rel-column-width="1958*"/>
    </style:style>
    <style:style style:name="Tabela1.P" style:family="table-column">
      <style:table-column-properties style:column-width="0.866cm" style:rel-column-width="2077*"/>
    </style:style>
    <style:style style:name="Tabela1.S" style:family="table-column">
      <style:table-column-properties style:column-width="0.843cm" style:rel-column-width="2021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S1" style:family="table-cell">
      <style:table-cell-properties fo:padding="0.097cm" fo:border="0.002cm solid #000000"/>
    </style:style>
    <style:style style:name="Tabela1.A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none" fo:border-top="none" fo:border-bottom="0.002cm solid #000000"/>
    </style:style>
    <style:style style:name="Tabela1.S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199cm" fo:text-align="start" style:justify-single-word="false" style:text-autospace="none" style:writing-mode="lr-tb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.5pt" style:font-name-asian="Arial" style:font-size-asian="9.5pt" style:font-name-complex="Arial" style:font-size-complex="9.5pt"/>
    </style:style>
    <style:style style:name="P3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fo:color="#000000" style:text-outline="false" style:text-line-through-style="none" style:font-name="Calibri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fo:color="#000000" style:text-outline="false" style:text-line-through-style="none" style:font-name="Calibri" fo:font-size="9.5pt" fo:font-style="normal" fo:text-shadow="none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cm" fo:margin-bottom="0cm" fo:text-align="center" style:justify-single-word="false" style:text-autospace="none" style:writing-mode="lr-tb"/>
      <style:text-properties fo:color="#000000" style:text-outline="false" style:text-line-through-style="none" style:font-name="Calibri" fo:font-size="9.5pt" fo:font-style="normal" fo:text-shadow="none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top="0cm" fo:margin-bottom="0cm" fo:text-align="center" style:justify-single-word="false" style:text-autospace="none" style:writing-mode="lr-tb"/>
      <style:text-properties fo:color="#c5000b" style:text-outline="false" style:text-line-through-style="none" style:font-name="Calibri" fo:font-size="9.5pt" fo:font-style="italic" fo:text-shadow="none" style:text-underline-style="none" fo:font-weight="normal" style:font-name-asian="Arial" style:font-size-asian="9.5pt" style:font-style-asian="italic" style:font-weight-asian="normal" style:font-name-complex="Arial" style:font-size-complex="9.5pt" style:font-style-complex="italic" style:font-weight-complex="normal" style:text-emphasize="none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text-align="center" style:justify-single-word="false" style:text-autospace="none" style:writing-mode="lr-tb"/>
      <style:text-properties fo:color="#c5000b" style:text-outline="false" style:text-line-through-style="none" style:font-name="Arial" fo:font-size="8.5pt" fo:font-style="italic" fo:text-shadow="none" style:text-underline-style="none" fo:font-weight="normal" style:font-name-asian="Arial" style:font-size-asian="8.5pt" style:font-style-asian="italic" style:font-weight-asian="normal" style:font-name-complex="Arial" style:font-size-complex="8.5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cm" fo:margin-bottom="0cm" fo:text-align="center" style:justify-single-word="false" style:text-autospace="none" style:writing-mode="lr-tb"/>
      <style:text-properties style:font-name="Arial" fo:font-size="8.5pt" style:font-name-asian="Arial" style:font-size-asian="8.5pt" style:font-name-complex="Arial" style:font-size-complex="8.5pt"/>
    </style:style>
    <style:style style:name="P10" style:family="paragraph" style:parent-style-name="Standard">
      <style:paragraph-properties fo:margin-top="0cm" fo:margin-bottom="0cm" fo:text-align="start" style:justify-single-word="false" style:text-autospace="none" style:writing-mode="lr-tb"/>
    </style:style>
    <style:style style:name="P11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fo:color="#000000" style:text-outline="false" style:text-line-through-style="none" style:font-name="Calibri" fo:font-size="9.5pt" fo:font-style="normal" fo:text-shadow="none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fo:color="#000000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cm" fo:margin-bottom="0cm" fo:text-align="start" style:justify-single-word="false" style:text-autospace="none" style:writing-mode="lr-tb"/>
      <style:text-properties fo:color="#00000a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00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00" style:text-outline="false" style:text-line-through-style="none" style:font-name="Arial" fo:font-size="8.5pt" fo:font-style="italic" fo:text-shadow="none" style:text-underline-style="none" fo:font-weight="bold" style:font-name-asian="Arial" style:font-size-asian="8.5pt" style:font-style-asian="italic" style:font-weight-asian="bold" style:font-name-complex="Arial" style:font-size-complex="8.5pt" style:font-style-complex="italic" style:font-weight-complex="bold" style:text-emphasize="none" style:text-overline-style="none" style:text-overline-color="font-color"/>
    </style:style>
    <style:style style:name="P18" style:family="paragraph" style:parent-style-name="Standard" style:list-style-name="">
      <style:paragraph-properties fo:text-align="center" style:justify-single-word="false" style:text-autospace="none" style:writing-mode="lr-tb"/>
      <style:text-properties fo:color="#000000" style:text-outline="false" style:text-line-through-style="none" style:font-name="Courier New" fo:font-size="8.5pt" fo:font-style="normal" fo:text-shadow="none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.5pt" style:font-name-asian="Arial" style:font-size-asian="9.5pt" style:font-name-complex="Arial" style:font-size-complex="9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text-outline="false" style:text-line-through-style="none" style:font-name="Calibri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" fo:font-size="8.5pt" fo:font-style="italic" fo:text-shadow="none" style:text-underline-style="none" fo:font-weight="normal" style:font-name-asian="Arial" style:font-size-asian="8.5pt" style:font-style-asian="italic" style:font-weight-asian="normal" style:font-name-complex="Arial" style:font-size-complex="8.5pt" style:font-style-complex="italic" style:font-weight-complex="normal" style:text-emphasize="none" style:text-overline-style="none" style:text-overline-color="font-color"/>
    </style:style>
    <style:style style:name="T7" style:family="text">
      <style:text-properties fo:color="#c5000b" fo:font-style="italic" style:font-style-asian="italic" style:font-style-complex="italic"/>
    </style:style>
    <style:style style:name="T8" style:family="text">
      <style:text-properties fo:color="#c5000b" style:text-outline="false" style:text-line-through-style="none" fo:font-style="italic" fo:text-shadow="none" style:text-underline-style="none" fo:font-weight="normal" style:font-style-asian="italic" style:font-weight-asian="normal" style:font-style-complex="italic" style:font-weight-complex="normal" style:text-emphasize="none" style:text-overline-style="none" style:text-overline-color="font-color"/>
    </style:style>
    <style:style style:name="T9" style:family="text">
      <style:text-properties fo:color="#c5000b" style:text-outline="false" style:text-line-through-style="none" style:font-name="Calibri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 style:text-emphasize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Calibri" fo:font-size="9.5pt" fo:font-style="normal" style:font-size-asian="9.5pt" style:font-style-asian="normal" style:font-size-complex="9.5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ryteria oceny „Czas na grzyby”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 table:number-columns-repeated="2"/>
        <table:table-column table:style-name="Tabela1.G"/>
        <table:table-column table:style-name="Tabela1.E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K"/>
        <table:table-column table:style-name="Tabela1.J"/>
        <table:table-column table:style-name="Tabela1.S"/>
        <table:table-row>
          <table:table-cell table:style-name="Tabela1.A1" office:value-type="string">
            <text:p text:style-name="P5">Imię i nazwisko</text:p>
          </table:table-cell>
          <table:table-cell table:style-name="Tabela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B1" office:value-type="string">
            <text:p text:style-name="P2"/>
          </table:table-cell>
          <table:table-cell table:style-name="Tabela1.S1" office:value-type="string">
            <text:p text:style-name="P2"/>
          </table:table-cell>
        </table:table-row>
        <table:table-row>
          <table:table-cell table:style-name="Tabela1.A2" table:number-columns-spanned="19" office:value-type="string">
            <text:p text:style-name="P4">Rezultat 1: Operacje na bazie danych</text:p>
            <text:p text:style-name="P9"><text:span text:style-name="T8">Uwaga: W przypadku oceny zrzutów należy uznać za prawidłowe jeżeli widoczny jest cały obszar ekranu z widocznym paskiem zadań, a zapytanie ma charakter uniwersalny dla każdego zestawu danych. Nie należy oceniać wykadrowanych zrzutów ekranu</text:span><text:span text:style-name="T9"> </text:span><text:span text:style-name="T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2">Wykonano import tabel do bazy danych <text:span text:style-name="T12">grzybobranie</text:span><text:span text:style-name="T1">,</text:span> czynność udokumentowano plikiem o nazwie <text:span text:style-name="T1">import</text:span> w formacie PNG 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Zapisano plik<text:span text:style-name="T12"> kwerendy.txt </text:span><text:span text:style-name="T11">z zapytaniami SQL zawierający co najmniej jedno zapytanie wynikające z treści zadania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tworzono <text:span text:style-name="T10">zapytanie 1</text:span> wybierające jedynie pola id, nazwa oraz potoczna z tabeli <text:span text:style-name="T12">grzyby</text:span><text:span text:style-name="T11"> jedynie dla grzybów jadalnych. W pliku z kwerendami lub na zrzucie istnieje zapis np.: </text:span></text:p>
            <text:p text:style-name="P20"><text:span text:style-name="T14">SELECT id, nazwa, potoczna FROM grzyby WHERE jadalny = 1;</text:span><text:span text:style-name="T13"> <text:s/></text:span><text:s/></text:p>
            <text:p text:style-name="P19"><text:span text:style-name="T15">oraz</text:span> wynik działania udokumentowano zrzutem, na którym widocznych jest dokładnie 7 rekordów o id: 1, 2, 3, 4, 6, 7, 8; jedynie pola id, nazwa, potoczna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tworzono <text:span text:style-name="T10">zapytanie 2</text:span> wybierające jedynie pole potoczna z tabeli <text:span text:style-name="T1">grzyby </text:span>oraz odpowiadające mu pole nazwa z tabeli <text:span text:style-name="T1">rodzina </text:span>jedynie dla grzybów, do których przypisana jest potrawa zupa. W pliku z kwerendami lub na zrzucie istnieje zapis np.: </text:p>
            <text:p text:style-name="P17"><text:span text:style-name="T13">SELECT potoczna, rodzina.nazwa FROM grzyby JOIN rodzina ON rodzina_id = rodzina.id WHERE potrawy_id = 4;</text:span><text:span text:style-name="T13"> </text:span></text:p>
            <text:p text:style-name="P15">lub INNER JOIN lub porównanie kluczy po WHERE) <text:s/></text:p>
            <text:p text:style-name="P15"><text:span text:style-name="T15">oraz</text:span> wynik działania udokumentowano zrzutem, na którym widoczne są dokładnie 2 rekordy z danymi: prawdziwek, borowikowate, podgrzybek, borowikowate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tworzono<text:span text:style-name="T10"> zapytanie 3</text:span> wybierające jedynie pola nazwa_pliku oraz nazwa z tabeli <text:span text:style-name="T1">grzyby</text:span>. W pliku z kwerendami lub na zrzucie istnieje zapis np.: </text:p>
            <text:p text:style-name="P18"><text:span text:style-name="T2">SELECT nazwa_pliku, nazwa FROM grzyby;</text:span> </text:p>
            <text:p text:style-name="P15"><text:span text:style-name="T15">oraz</text:span> wynik działania udokumentowano zrzutem, na którym widoczne jest 8 rekordów, jedynie pola nazwa_pliku i nazwa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tworzono <text:span text:style-name="T10">zapytanie 4</text:span> dodające do tabeli <text:span text:style-name="T1">rodzina </text:span>pole opis typu napisowego. W pliku z kwerendami lub na zrzucie istnieje zapis np.:</text:p>
            <text:p text:style-name="P16"><text:span text:style-name="T14">ALTER TABLE rodzina ADD opis TEXT;</text:span><text:span text:style-name="T13"> </text:span></text:p>
            <text:p text:style-name="P15">(lub ADD COLUMN, dowolne typy napisowe)<text:span text:style-name="T13"> </text:span></text:p>
            <text:p text:style-name="P15"><text:span text:style-name="T15">oraz</text:span> wynik działania udokumentowano zrzutem, na którym widoczny jest komunikat o poprawnie dodanej kolumnie lub struktura tabeli z dodaną kolumną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ext:soft-page-break/>
        <table:table-row>
          <table:table-cell table:style-name="Tabela1.S3" table:number-columns-spanned="19" office:value-type="string">
            <text:p text:style-name="P4">Rezultat 2: Zawartość witryny internetowej </text:p>
            <text:p text:style-name="P8">Uwaga: W napisach widocznych na stronie dopuszcza się drobne błędy literowe (nie zmieniające sensu tekstu), błędy wielkości liter i znaków diakrytycznych, tekst może być pisany w cudzysłowach lub bez. Jeśli witryna nie uruchamia się z powodu błędów PHP – sprawdzić wg kryteriów w kodzie źródłowym strony<text:span text:style-name="T1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B3" office:value-type="string">
            <text:p text:style-name="P12">Witrynę internetową zapisano w pliku <text:span text:style-name="T1">grzyby.php </text:span>oraz zastosowano właściwy standard kodowania polskich znaków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Nadano tytuł strony: "Grzybobranie”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Wygląd strony zdefiniowano dzieląc ją na bloki: <text:span text:style-name="T10">tytułowy</text:span>, <text:span text:style-name="T10">miniatury</text:span>, <text:span text:style-name="T10">lewy</text:span>, <text:span text:style-name="T10">prawy</text:span>, <text:span text:style-name="T10">stopka</text:span>. Zastosowano znaczniki sekcji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W bloku <text:span text:style-name="T10">tytułowym</text:span> zapisano <text:span text:style-name="T10">h1</text:span>: "Czas na grzyby!" oraz w bloku l<text:span text:style-name="T10">ewym</text:span> zapisano dwa <text:span text:style-name="T10">h3</text:span>: "Grzyby jadalne" i "Polecamy do zup" oraz w <text:span text:style-name="T10">stopce</text:span> zapisano <text:span text:style-name="T10">akapit</text:span> z <text:span text:style-name="T10">numerem zdającego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W bloku <text:span text:style-name="T10">lewym </text:span>umieszczono <text:span text:style-name="T10">listę punktowaną</text:span>, zastosowano znaczniki<text:span text:style-name="T10"> &lt;ul&gt;</text:span>, <text:span text:style-name="T10">&lt;li&gt;</text:span> oraz ich zamknięcia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W bloku miniatury umieszczono obraz <text:span text:style-name="T1">podgrzybek-miniatura.jpg</text:span>,<text:span text:style-name="T1"> z </text:span>tekstem alternatywnym "Grzybobranie"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0"><text:span text:style-name="T5">Obraz </text:span><text:span text:style-name="T6">podgrzybek-miniatura.jpg</text:span><text:span text:style-name="T5"> przeskalowano z zachowaniem proporcji do wysokości 80 px, odpowiadająca temu szerokość wynosi 107 px (± 5 px)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S3" table:number-columns-spanned="19" office:value-type="string">
            <text:p text:style-name="P3"><text:span text:style-name="T10">Rezultat 3: Działanie witryny internetowe</text:span> </text:p>
            <text:p text:style-name="P6">Uwaga: Jeśli witryna nie uruchamia się z powodu błędów PHP – sprawdzić wg kryteriów w kodzie źródłowym strony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B3" office:value-type="string">
            <text:p text:style-name="P13"><text:span text:style-name="T15">Układ bloków</text:span> po uruchomieniu strony w przeglądarce jest zgodny z Obrazem 2 w arkuszu egzaminacyjnym 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Miniatura jest odnośnikiem, którego kliknięcie pobiera / otwiera plik <text:span text:style-name="T12">podgrzybek.jpg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Strona zawiera działające połączenie z zewnętrznym arkuszem stylów o nazwie <text:span text:style-name="T12">styl.css</text:span><text:span text:style-name="T11">, formatowanie pochodzi jedynie z tego arkusza</text:span></text:p>
            <text:p text:style-name="P19">Uwaga: kryterium to nie jest spełnione również, gdy źle przypisano co najmniej jeden selektor do bloku (np. kropka zamiast #)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S3" table:number-columns-spanned="19" office:value-type="string">
            <text:p text:style-name="P4">Rezultat 4: Styl CSS witryny internetowej </text:p>
            <text:p text:style-name="P8">Uwaga: W przypadku, gdy nie jest spełnione kryterium 3.3, kryteria w rezultacie R.4 należy ocenić w kodzie CSS (w pliku CSS lub znaczniku &lt;style&gt;). Składnia musi być zgodna ze specyfikacją C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B3" office:value-type="string">
            <text:p text:style-name="P12">Ustawiono domyślny krój czcionki dla całej strony na <text:span text:style-name="T10">Helvetica</text:span> (dla * lub html, lub body, lub kontenera całej strony)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kolor tła <text:span text:style-name="T10">ForestGreen</text:span> dla bloków <text:span text:style-name="T10">tytułowego</text:span>, <text:span text:style-name="T10">miniatury</text:span> i <text:span text:style-name="T10">stopki</text:span> oraz <text:span text:style-name="T10">Tan</text:span> dla bloków <text:span text:style-name="T10">lewego</text:span> i <text:span text:style-name="T10">prawego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<text:span text:style-name="T10">biały kolor czcionki</text:span> dla bloku <text:span text:style-name="T10">tytułowego</text:span> i <text:span text:style-name="T10">stopki</text:span> 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<text:span text:style-name="T10">wysokość 100px</text:span> dla bloku <text:span text:style-name="T10">tytułowego</text:span> i bloku <text:span text:style-name="T10">miniatury</text:span> oraz <text:span text:style-name="T10">700px</text:span> dla bloków <text:span text:style-name="T10">lewego</text:span> i <text:span text:style-name="T10">prawego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<text:span text:style-name="T10">szerokość 20%</text:span> dla bloku <text:span text:style-name="T10">miniatury</text:span>, <text:span text:style-name="T10">80</text:span>% dla bloku <text:span text:style-name="T10">tytułowego</text:span>, <text:soft-page-break/><text:span text:style-name="T10">25%</text:span> dla bloku <text:span text:style-name="T10">lewego</text:span> i <text:span text:style-name="T10">75%</text:span> dla bloku <text:span text:style-name="T10">prawego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<text:span text:style-name="T10">wyrównanie tekstu do środka</text:span> dla bloku <text:span text:style-name="T10">tytułowego</text:span> i <text:span text:style-name="T10">stopki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marginesy zewnętrzne <text:span text:style-name="T10">(margin) 4px</text:span> oraz wewnętrzne <text:span text:style-name="T10">(padding) 5px</text:span> dla selektora <text:span text:style-name="T10">obrazu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Ustawiono <text:span text:style-name="T10">obramowanie 1px</text:span> linią <text:span text:style-name="T10">ciągłą</text:span> o kolorze <text:span text:style-name="T10">ForestGreen</text:span> dla obrazów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4">Ustawiono <text:span text:style-name="T10">zaokrąglenie rogów 20px</text:span> dla <text:span text:style-name="T10">obrazów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4">W momencie, gdy kursor znajdzie się na obrazie, jego kolor obramowania zmienia się na Maroon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S3" table:number-columns-spanned="19" office:value-type="string">
            <text:p text:style-name="P4">Rezultat 5: Skrypt połączenia z bazą </text:p>
            <text:p text:style-name="P8">Uwaga: rezultat sprawdzić w wersji XAMPP 8.0.7 Jeśli witryna nie uruchamia się z powodu błędów PHP - sprawdzić 5.1 - 5.4 i 5.8 <text:s/>wg kryteriów w kodzie źródłowym strony. Kryteria uznajemy za spełnione jeżeli zastosowano biblioteki MySQLi lub P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B3" office:value-type="string">
            <text:p text:style-name="P12">Skrypt napisano w języku PHP i zawiera przynajmniej jedną zgodną ze składnią instrukcję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Skrypt realizuje połączenie z serwerem bazy danych i wybór bazy g<text:span text:style-name="T12">rzybobranie. </text:span>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Po wykonaniu operacji na bazie zastosowano funkcję zamknięcia bazy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<text:span text:style-name="T10">Skrypt 1</text:span> wysyła do bazy danych zapytanie 1 lub skrypt 2 wysyła zapytanie 2 lub skrypt 3 wysyła zapytanie 3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<text:span text:style-name="T10">Skrypt 1</text:span> wyświetla wszystkie pobrane z bazy danych wiersze w osobnych akapitach w formacie: &lt;id&gt;. &lt;nazwa&gt; (&lt;potoczna&gt;), gdzie pola zapisane w &lt;&gt; są pobrane z bazy danych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4"><text:span text:style-name="T10">Skrypt 2</text:span> wyświetla każdy wiersz jako element listy, w formacie: &lt;potoczna&gt;, rodzina: &lt;nazwa rodziny&gt;, gdzie pola zapisane w &lt;&gt; są pobrane z bazy danych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<text:span text:style-name="T10">Skrypt 3</text:span> wyświetla obrazy, dla których nazwa pliku jest pobrana z bazy. Liczba obrazów jest równa liczbie zwróconych zapytaniem wierszy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  <table:table-row>
          <table:table-cell table:style-name="Tabela1.B3" office:value-type="string">
            <text:p text:style-name="P12">W <text:span text:style-name="T10">skrypcie 3</text:span> zwrócona zapytaniem nazwa jest zapisana jako atrybut title obrazu</text:p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S3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27T13:06:59.62</meta:creation-date>
    <dc:date>2024-03-01T11:40:09.86</dc:date>
    <meta:editing-duration>PT2H35M22S</meta:editing-duration>
    <meta:editing-cycles>2</meta:editing-cycles>
    <meta:generator>OpenOffice/4.1.13$Win32 OpenOffice.org_project/4113m1$Build-9810</meta:generator>
    <meta:document-statistic meta:table-count="1" meta:image-count="0" meta:object-count="0" meta:page-count="3" meta:paragraph-count="57" meta:word-count="906" meta:character-count="6085"/>
  </office:meta>
</office:document-meta>
</file>